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svg:stroke-linecap="round" draw:fill-color="#0099ff" draw:opacity="50%" draw:textarea-horizontal-align="justify" draw:textarea-vertical-align="top" draw:auto-grow-height="false" fo:min-height="4.57cm" fo:min-width="6.9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svg:stroke-linecap="round" draw:fill-color="#00b8ff" draw:opacity="50%" draw:textarea-horizontal-align="justify" draw:textarea-vertical-align="top" draw:auto-grow-height="false" fo:min-height="2.336cm" fo:min-width="6.1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81cm" draw:marker-start-width="0.321cm" draw:marker-end-width="0.321cm" svg:stroke-linecap="round" draw:fill="none" draw:fill-color="#00b8ff" draw:opacity="50%" draw:textarea-horizontal-align="justify" draw:textarea-vertical-align="top" draw:auto-grow-height="false" fo:min-height="3.42cm" fo:min-width="4.6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3465a4" draw:marker-start-width="0.321cm" draw:marker-end-width="0.321cm" draw:stroke-linejoin="round" svg:stroke-linecap="round" draw:fill-color="#99ccff" draw:opacity="30%" draw:textarea-horizontal-align="justify" draw:textarea-vertical-align="middle" draw:auto-grow-height="false" fo:min-height="1.226cm" fo:min-width="5.46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svg:stroke-linecap="round" draw:fill-color="#0099ff" draw:opacity="40%" draw:textarea-horizontal-align="justify" draw:textarea-vertical-align="top" draw:auto-grow-height="false" fo:min-height="6.17cm" fo:min-width="16.4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3.67cm" fo:min-width="6.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3465a4" draw:marker-start-width="0.321cm" draw:marker-end-width="0.321cm" draw:stroke-linejoin="round" svg:stroke-linecap="round" draw:fill-color="#99ccff" draw:opacity="50%" draw:opacity-name="" draw:textarea-horizontal-align="justify" draw:textarea-vertical-align="middle" draw:auto-grow-height="false" fo:min-height="1.17cm" fo:min-width="4.9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99ff" draw:opacity="50%"/>
      <style:paragraph-properties fo:text-align="center" style:writing-mode="lr-tb"/>
    </style:style>
    <style:style style:name="P3" style:family="paragraph">
      <loext:graphic-properties draw:fill-color="#00b8ff" draw:opacity="50%"/>
      <style:paragraph-properties fo:text-align="center" style:writing-mode="lr-tb"/>
    </style:style>
    <style:style style:name="P4" style:family="paragraph">
      <loext:graphic-properties draw:fill="none" draw:fill-color="#00b8ff" draw:opacity="50%"/>
      <style:paragraph-properties fo:text-align="center" style:writing-mode="lr-tb"/>
    </style:style>
    <style:style style:name="P5" style:family="paragraph">
      <loext:graphic-properties draw:fill-color="#99ccff" draw:opacity="30%"/>
      <style:paragraph-properties fo:text-align="center" style:writing-mode="lr-tb"/>
    </style:style>
    <style:style style:name="P6" style:family="paragraph">
      <loext:graphic-properties draw:fill-color="#0099ff" draw:opacity="40%"/>
      <style:paragraph-properties fo:text-align="center" style:writing-mode="lr-tb"/>
    </style:style>
    <style:style style:name="P7" style:family="paragraph">
      <loext:graphic-properties draw:fill-color="#0099ff" draw:opacity="50%"/>
      <style:paragraph-properties fo:text-align="center" style:writing-mode="lr-tb"/>
    </style:style>
    <style:style style:name="P8" style:family="paragraph">
      <loext:graphic-properties draw:fill-color="#99ccff" draw:opacity="50%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cm" svg:height="4.9cm" svg:x="2.3cm" svg:y="3.8cm">
          <text:p text:style-name="P1">pymf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5cm" svg:height="2.666cm" svg:x="2.75cm" svg:y="5.762cm">
          <text:p text:style-name="P1">bmipy / xmip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5cm" svg:height="3.75cm" svg:x="3.5cm" svg:y="4.75cm">
          <text:p text:style-name="P1">modflowapi</text:p>
          <draw:enhanced-geometry svg:viewBox="0 0 21600 21600" draw:type="rectangle" draw:enhanced-path="M 0 0 L 21600 0 21600 21600 0 21600 0 0 Z N"/>
        </draw:custom-shape>
        <draw:custom-shape draw:name="MF6 DLL" draw:style-name="gr4" draw:text-style-name="P5" draw:layer="layout" svg:width="6.041cm" svg:height="1.556cm" svg:x="3.067cm" svg:y="6.738cm">
          <svg:title>MF6 DLL</svg:title>
          <text:p text:style-name="P1">MODFLOW 6 DLL</text:p>
          <text:p text:style-name="P1"><text:span text:style-name="T1">libmf6.dll / </text:span><text:span text:style-name="T2">libmf6.so /libmf6.dyli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cm" svg:height="6.5cm" svg:x="1.75cm" svg:y="2.45cm">
          <text:p text:style-name="P1">rtmf6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5cm" svg:height="4cm" svg:x="10.75cm" svg:y="4.65cm">
          <text:p text:style-name="P1"/>
          <text:p text:style-name="P1">PhreeqPy</text:p>
          <draw:enhanced-geometry svg:viewBox="0 0 21600 21600" draw:type="rectangle" draw:enhanced-path="M 0 0 L 21600 0 21600 21600 0 21600 0 0 Z N"/>
        </draw:custom-shape>
        <draw:custom-shape draw:name="MF6 DLL 1" draw:style-name="gr7" draw:text-style-name="P8" draw:layer="layout" svg:width="5.5cm" svg:height="1.5cm" svg:x="11.8cm" svg:y="6.8cm">
          <svg:title>MF6 DLL</svg:title>
          <text:p text:style-name="P1">PhreeqcR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8T07:59:30.959892702</meta:creation-date>
    <dc:date>2024-05-25T18:53:52.029659417</dc:date>
    <meta:editing-duration>P2DT3H28M41S</meta:editing-duration>
    <meta:editing-cycles>8</meta:editing-cycles>
    <meta:generator>LibreOffice/7.3.3.2$MacOSX_AARCH64 LibreOffice_project/d1d0ea68f081ee2800a922cac8f79445e4603348</meta:generator>
    <meta:document-statistic meta:object-count="7"/>
  </office:meta>
</office:document-meta>
</file>